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line-height="200%"/>
      <style:text-properties fo:font-weight="bold" style:font-weight-asian="bold" style:font-weight-complex="bold"/>
    </style:style>
    <style:style style:name="P5" style:parent-style-name="Standard" style:family="paragraph">
      <style:paragraph-properties fo:line-height="200%"/>
    </style:style>
    <style:style style:name="P6" style:parent-style-name="Standard" style:family="paragraph">
      <style:paragraph-properties fo:line-height="200%"/>
    </style:style>
    <style:style style:name="P7" style:parent-style-name="Standard" style:family="paragraph">
      <style:paragraph-properties fo:line-height="200%"/>
      <style:text-properties fo:font-weight="bold" style:font-weight-asian="bold" style:font-weight-complex="bold"/>
    </style:style>
    <style:style style:name="P8" style:parent-style-name="Standard" style:family="paragraph">
      <style:paragraph-properties fo:line-height="200%"/>
    </style:style>
    <style:style style:name="P9" style:parent-style-name="Standard" style:family="paragraph">
      <style:paragraph-properties fo:line-height="200%"/>
    </style:style>
    <style:style style:name="P10" style:parent-style-name="Standard" style:family="paragraph">
      <style:paragraph-properties fo:line-height="200%"/>
      <style:text-properties fo:font-weight="bold" style:font-weight-asian="bold" style:font-weight-complex="bold"/>
    </style:style>
    <style:style style:name="P11" style:parent-style-name="Standard" style:family="paragraph">
      <style:paragraph-properties fo:line-height="200%"/>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style:font-weight-complex="bold"/>
    </style:style>
    <style:style style:name="T14" style:parent-style-name="DefaultParagraphFont" style:family="text">
      <style:text-properties style:font-weight-complex="bold"/>
    </style:style>
    <style:style style:name="T15" style:parent-style-name="DefaultParagraphFont" style:family="text">
      <style:text-properties fo:font-weight="bold" style:font-weight-asian="bold" style:font-weight-complex="bold"/>
    </style:style>
  </office:automatic-styles>
  <office:body>
    <office:text text:use-soft-page-breaks="true">
      <text:p text:style-name="P1">Team GAC</text:p>
      <text:p text:style-name="Standard">Graciela Orozco</text:p>
      <text:p text:style-name="Standard">Arely De Leon</text:p>
      <text:p text:style-name="Standard">Christopher Bui</text:p>
      <text:p text:style-name="Standard"/>
      <text:p text:style-name="P2">CPSC-02 Team GAC Project #2: Asgwillanga Cavern</text:p>
      <text:p text:style-name="P3"/>
      <text:p text:style-name="P4">Overall Complexity: DFS()</text:p>
      <text:p text:style-name="P5"><text:tab/>Given N for nodes and E for edges. The overall time complexity of our depth-first search runs at O(V+E)<text:s/>time.</text:p>
      <text:p text:style-name="P6"><text:tab/>We have several helper functions, such as confirming if each room can be traversed (sum, zero-max, limit, and single-same). Our helper functions, run at O(1) time. We traverse all the nodes to find the smallest residue. Therefore, our search runs at<text:s/>least O(N) time. Furthermore, we must search the “neighbors” of each node, which results in at least O(E) time. We are traversing an undirected graph, and that results in our edges appearing twice in the adjacency list.<text:s/>Overall, the time complexity results in multiple O(1) + O(N) + O(2E). This can be simplified to (N+E).</text:p>
      <text:p text:style-name="P7">Helper Functions: generate_nodes() and verify_all()</text:p>
      <text:p text:style-name="P8"><text:tab/>Once we create our Graph data structure, we must initialize the nodes and edges. Each node and edge is hard-coded in. and some vertices have multiple neighbors. Overall, this is simplified to O(1).</text:p>
      <text:p text:style-name="P9"><text:tab/>Additionally, we must ensure each cave passes our traversal rules. In order to do so, we created four helper functions that are held under verify_all(). Each function runs at O(1); therefore, verify_all() runs approximately at O(1) time.</text:p>
      <text:p text:style-name="P10">Graphics:<text:s/>Draw()<text:s/></text:p>
      <text:p text:style-name="P11"><text:span text:style-name="T12"><text:tab/></text:span><text:span text:style-name="T13">The complexity of the draw function would be based on the amount of nodes inputted in the function. Once the nodes are inputted, the function then begins to draw directed edges based on th</text:span><text:span text:style-name="T14">e initial node to the next node. Generally, the function would be O(N) due to the function iterating through each node given in the input, however, since we have a pre-defined number of nodes and edges, the complexity is O(1).<text:s/></text:span><text:span text:style-name="T15"><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racie Orozco</dc:creator>
    <meta:creation-date>2019-11-16T19:43:00Z</meta:creation-date>
    <dc:date>2019-11-18T06:36:00Z</dc:date>
    <meta:template xlink:href="Normal.dotm" xlink:type="simple"/>
    <meta:editing-cycles>4</meta:editing-cycles>
    <meta:editing-duration>PT660S</meta:editing-duration>
    <meta:document-statistic meta:page-count="1" meta:paragraph-count="3" meta:word-count="260" meta:character-count="1739" meta:row-count="12" meta:non-whitespace-character-count="1482"/>
  </office:meta>
</office:document-meta>
</file>